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#ffff00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fo:background-color="#ffff00" style:font-size-asian="10pt" style:font-weight-asian="bold" style:font-name-complex="Arial" style:font-size-complex="10pt" style:font-weight-complex="bold"/>
    </style:style>
    <style:style style:name="T11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2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style:text-underline-style="none" fo:font-weight="bold" style:font-weight-asian="bold"/>
    </style:style>
    <style:style style:name="T14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9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0" style:family="text">
      <style:text-properties fo:language="en" fo:country="US" fo:font-style="normal" style:font-style-asian="normal" style:font-style-complex="normal"/>
    </style:style>
    <style:style style:name="T21" style:family="text">
      <style:text-properties fo:language="en" fo:country="US" style:font-name-complex="Arial"/>
    </style:style>
    <style:style style:name="T22" style:family="text">
      <style:text-properties fo:language="en" fo:country="US" fo:background-color="transparent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font-style="italic" style:font-style-asian="italic" style:font-style-complex="italic"/>
    </style:style>
    <style:style style:name="T25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6" style:family="text">
      <style:text-properties style:text-position="sub 58%"/>
    </style:style>
    <style:style style:name="T27" style:family="text">
      <style:text-properties style:text-position="sub 58%" fo:language="en" fo:country="US"/>
    </style:style>
    <style:style style:name="T28" style:family="text">
      <style:text-properties style:text-position="sub 58%" fo:language="en" fo:country="US" fo:font-style="italic" style:font-style-asian="italic" style:font-style-complex="italic"/>
    </style:style>
    <style:style style:name="T29" style:family="text">
      <style:text-properties style:text-position="sub 58%" fo:language="en" fo:country="US" fo:font-style="normal" style:font-style-asian="normal" style:font-style-complex="normal"/>
    </style:style>
    <style:style style:name="T30" style:family="text">
      <style:text-properties style:text-position="sub 58%" fo:language="ru" fo:country="RU" fo:font-style="normal" style:font-style-asian="normal" style:font-style-complex="normal"/>
    </style:style>
    <style:style style:name="T31" style:family="text">
      <style:text-properties style:text-position="sub 58%" fo:font-style="italic" style:font-style-asian="italic" style:font-style-complex="italic"/>
    </style:style>
    <style:style style:name="T32" style:family="text">
      <style:text-properties style:text-position="sub 58%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font-name-complex="Ari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position="0% 100%" fo:language="en" fo:country="US" fo:font-style="normal" style:font-style-asian="normal" style:font-style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style:font-name="Times New Roman1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39" style:family="text">
      <style:text-properties style:text-position="0% 100%" fo:letter-spacing="0.0138in" fo:language="ru" fo:country="RU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0" style:family="text">
      <style:text-properties style:text-position="0% 100%" fo:letter-spacing="0.0138in" fo:language="en" fo:country="US" style:text-underline-style="solid" style:text-underline-width="auto" style:text-underline-color="font-color" fo:font-weight="bold" fo:background-color="#ffff00" style:font-name-asian="Times New Roman" style:font-weight-asian="bold" style:font-name-complex="Times New Roman1"/>
    </style:style>
    <style:style style:name="T41" style:family="text">
      <style:text-properties style:text-position="0% 100%"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/>
    </style:style>
    <style:style style:name="T42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fo:background-color="#ffff00" style:font-style-asian="italic" style:font-weight-asian="bold" style:font-style-complex="italic"/>
    </style:style>
    <style:style style:name="T43" style:family="text">
      <style:text-properties fo:font-size="10pt" style:font-size-asian="10pt" style:language-asian="zh" style:country-asian="TW" style:font-size-complex="10pt"/>
    </style:style>
    <style:style style:name="T44" style:family="text">
      <style:text-properties style:font-name="Symbol" fo:language="en" fo:country="US" style:font-name-complex="Symbol"/>
    </style:style>
    <style:style style:name="T45" style:family="text">
      <style:text-properties style:text-position="super 58%" fo:font-style="italic" style:font-style-asian="italic" style:font-style-complex="italic"/>
    </style:style>
    <style:style style:name="T46" style:family="text">
      <style:text-properties fo:language="en" fo:country="none"/>
    </style:style>
    <style:style style:name="T47" style:family="text">
      <style:text-properties fo:letter-spacing="0.0138in" style:text-underline-style="solid" style:text-underline-width="auto" style:text-underline-color="font-color" fo:font-weight="bold" fo:background-color="#ffff00" style:font-weight-asian="bold"/>
    </style:style>
    <style:style style:name="T48" style:family="text">
      <style:text-properties fo:letter-spacing="0.0138in" fo:language="en" fo:country="US" style:text-underline-style="solid" style:text-underline-width="auto" style:text-underline-color="font-color" fo:font-weight="bold" fo:background-color="#ffff00" style:font-weight-asian="bold"/>
    </style:style>
    <style:style style:name="T49" style:family="text">
      <style:text-properties fo:letter-spacing="0.0138in" fo:language="en" fo:country="US" fo:font-style="italic" style:text-underline-style="solid" style:text-underline-width="auto" style:text-underline-color="font-color" fo:font-weight="bold" fo:background-color="#ffff00" style:font-name-asian="Times New Roman" style:font-style-asian="italic" style:font-weight-asian="bold" style:font-name-complex="Times New Roman" style:font-style-complex="italic" style:font-weight-complex="bold"/>
    </style:style>
    <style:style style:name="T50" style:family="text">
      <style:text-properties fo:letter-spacing="0.0138in" fo:language="ru" fo:country="RU" style:text-underline-style="solid" style:text-underline-width="auto" style:text-underline-color="font-color" fo:font-weight="bold" fo:background-color="#ffff00" style:font-weight-asian="bold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Графический объект1" text:anchor-type="char" svg:x="-0.5862in" svg:y="-0.2366in" svg:width="7.8661in" svg:height="1.3047in" draw:z-index="0"><draw:image xlink:href="Pictures/20000367000675C0000113207151B783.wmf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10">Personal dosimeter</text:span><text:span text:style-name="T9"> AT3509</text:span><text:span text:style-name="T11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з/н: <text:span text:style-name="T35"><text:s/></text:span><text:span text:style-name="T25">$</text:span><text:span text:style-name="T17">allSerial </text:span></text:p>
      <text:p text:style-name="P9"/>
      <text:p text:style-name="P7">Measurement limits:</text:p>
      <text:p text:style-name="P8"><text:span text:style-name="T18">0.1 </text:span><text:span text:style-name="T19"></text:span><text:span text:style-name="T18">Sv/h – 0.5 Sv/h</text:span></text:p>
      <text:p text:style-name="P10"/>
      <text:p text:style-name="P7">Measurement error:</text:p>
      <text:p text:style-name="P5"><text:span text:style-name="T47">±</text:span><text:span text:style-name="T48">(</text:span><text:span text:style-name="T47">15</text:span><text:span text:style-name="T48">+</text:span><text:span text:style-name="T50">0</text:span><text:span text:style-name="T48">,</text:span><text:span text:style-name="T39">0015</text:span><text:span text:style-name="T40">/</text:span><text:span text:style-name="T41">Ḣ</text:span><text:span text:style-name="T38"> </text:span><text:span text:style-name="T32">p</text:span><text:span text:style-name="T48">(10)+</text:span><text:span text:style-name="T50">0,005</text:span><text:span text:style-name="T42">·</text:span><text:span text:style-name="T49">Ḣ </text:span><text:span text:style-name="T32">p</text:span><text:span text:style-name="T48">(10)</text:span><text:span text:style-name="T14">)</text:span><text:span text:style-name="T12">%</text:span><text:span text:style-name="T13">, </text:span><text:span text:style-name="T3">Hр(10)</text:span><text:span text:style-name="T4"> - individual equivalent dose rate, mSv/h</text:span></text:p>
      <text:p text:style-name="P5"/>
      <text:p text:style-name="P7">Operating conditions:</text:p>
      <text:list xml:id="list4357970443617803306" text:style-name="L1">
        <text:list-item>
          <text:p text:style-name="P50"><text:span text:style-name="T21">Air temperature<text:tab/></text:span><text:span text:style-name="T34"><text:tab/><text:tab/><text:tab/>+</text:span><text:span text:style-name="T21">$temp</text:span><text:span text:style-name="T34"> °</text:span><text:span text:style-name="T21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3">$facility_13+11eng;</text:span></text:span></text:p>
      <text:p text:style-name="P45"><text:span text:style-name="Знак_20_примечания"><text:span text:style-name="T43"/></text:span></text:p>
      <text:p text:style-name="P21"><text:span text:style-name="T15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3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3">15</text:span></text:p>
          </table:table-cell>
        </table:table-row>
        <table:table-row>
          <table:table-cell table:style-name="t1.A3" office:value-type="string">
            <text:p text:style-name="P12"><text:span text:style-name="T15">800.0</text:span>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3">15.4</text:span></text:p>
          </table:table-cell>
        </table:table-row>
        <table:table-row>
          <table:table-cell table:style-name="t1.A7" office:value-type="string">
            <text:p text:style-name="P12"><text:span text:style-name="T23">4</text:span> 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3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<text:span text:style-name="T15">dn</text:span></text:p>
          </table:table-cell>
          <table:table-cell table:style-name="s1.B4" office:value-type="string">
            <text:p text:style-name="P19"><text:s text:c="2"/>$1-<text:span text:style-name="T15">dd</text:span> <text:s/></text:p>
            <text:p text:style-name="P16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3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2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2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2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2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3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3">15</text:span></text:p>
          </table:table-cell>
        </table:table-row>
        <table:table-row>
          <table:table-cell table:style-name="t2.A3" office:value-type="string">
            <text:p text:style-name="P12"><text:span text:style-name="T15">800.0</text:span>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3">15.4</text:span></text:p>
          </table:table-cell>
        </table:table-row>
        <table:table-row>
          <table:table-cell table:style-name="t2.A7" office:value-type="string">
            <text:p text:style-name="P12"><text:span text:style-name="T23">4</text:span> 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3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2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2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2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2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<text:span text:style-name="T15">dn</text:span></text:p>
          </table:table-cell>
          <table:table-cell table:style-name="s2.B4" office:value-type="string">
            <text:p text:style-name="P19"><text:s text:c="2"/>$2-<text:span text:style-name="T15">dd</text:span> <text:s/></text:p>
            <text:p text:style-name="P16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3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3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3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3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3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3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3">15</text:span></text:p>
          </table:table-cell>
        </table:table-row>
        <table:table-row>
          <table:table-cell table:style-name="t3.A3" office:value-type="string">
            <text:p text:style-name="P12"><text:span text:style-name="T15">800.0</text:span>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3">15.4</text:span></text:p>
          </table:table-cell>
        </table:table-row>
        <table:table-row>
          <table:table-cell table:style-name="t3.A7" office:value-type="string">
            <text:p text:style-name="P12"><text:span text:style-name="T23">4</text:span> 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3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3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3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3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3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<text:span text:style-name="T15">dn</text:span></text:p>
          </table:table-cell>
          <table:table-cell table:style-name="s3.B4" office:value-type="string">
            <text:p text:style-name="P19"><text:s text:c="2"/>$3<text:span text:style-name="T15">-dd</text:span> <text:s/></text:p>
            <text:p text:style-name="P16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3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4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4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4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4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3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3">15</text:span></text:p>
          </table:table-cell>
        </table:table-row>
        <table:table-row>
          <table:table-cell table:style-name="t4.A3" office:value-type="string">
            <text:p text:style-name="P12"><text:span text:style-name="T15">800.0</text:span>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3">15.4</text:span></text:p>
          </table:table-cell>
        </table:table-row>
        <table:table-row>
          <table:table-cell table:style-name="t4.A7" office:value-type="string">
            <text:p text:style-name="P12"><text:span text:style-name="T23">4</text:span> 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3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4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4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4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4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<text:span text:style-name="T15">dn</text:span></text:p>
          </table:table-cell>
          <table:table-cell table:style-name="s4.B4" office:value-type="string">
            <text:p text:style-name="P19"><text:s text:c="2"/>$4<text:span text:style-name="T15">-dd</text:span> <text:s/></text:p>
            <text:p text:style-name="P16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3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5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5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5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5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3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3">15</text:span></text:p>
          </table:table-cell>
        </table:table-row>
        <table:table-row>
          <table:table-cell table:style-name="t5.A3" office:value-type="string">
            <text:p text:style-name="P12"><text:span text:style-name="T15">800.0</text:span>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3">15.4</text:span></text:p>
          </table:table-cell>
        </table:table-row>
        <table:table-row>
          <table:table-cell table:style-name="t5.A7" office:value-type="string">
            <text:p text:style-name="P12"><text:span text:style-name="T23">4</text:span> 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3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5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5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5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5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<text:span text:style-name="T15">dn</text:span></text:p>
          </table:table-cell>
          <table:table-cell table:style-name="s5.B4" office:value-type="string">
            <text:p text:style-name="P19"><text:s text:c="2"/>$5<text:span text:style-name="T15">-dd</text:span> <text:s/></text:p>
            <text:p text:style-name="P16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3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6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6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6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6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3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3">15</text:span></text:p>
          </table:table-cell>
        </table:table-row>
        <table:table-row>
          <table:table-cell table:style-name="t6.A3" office:value-type="string">
            <text:p text:style-name="P12"><text:span text:style-name="T15">800.0</text:span>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3">15.4</text:span></text:p>
          </table:table-cell>
        </table:table-row>
        <table:table-row>
          <table:table-cell table:style-name="t6.A7" office:value-type="string">
            <text:p text:style-name="P12"><text:span text:style-name="T23">4</text:span> 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3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6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6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6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6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<text:span text:style-name="T15">dn</text:span></text:p>
          </table:table-cell>
          <table:table-cell table:style-name="s6.B4" office:value-type="string">
            <text:p text:style-name="P19"><text:s text:c="2"/>$6<text:span text:style-name="T15">-dd</text:span> <text:s/></text:p>
            <text:p text:style-name="P16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3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7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7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7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7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3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3">15</text:span></text:p>
          </table:table-cell>
        </table:table-row>
        <table:table-row>
          <table:table-cell table:style-name="t7.A3" office:value-type="string">
            <text:p text:style-name="P12"><text:span text:style-name="T15">800.0</text:span>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3">15.4</text:span></text:p>
          </table:table-cell>
        </table:table-row>
        <table:table-row>
          <table:table-cell table:style-name="t7.A7" office:value-type="string">
            <text:p text:style-name="P12"><text:span text:style-name="T23">4</text:span> 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3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7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7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7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7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<text:span text:style-name="T15">dn</text:span></text:p>
          </table:table-cell>
          <table:table-cell table:style-name="s7.B4" office:value-type="string">
            <text:p text:style-name="P19"><text:s text:c="2"/>$7<text:span text:style-name="T15">-dd</text:span> <text:s/></text:p>
            <text:p text:style-name="P16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3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8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8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8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8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3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3">15</text:span></text:p>
          </table:table-cell>
        </table:table-row>
        <table:table-row>
          <table:table-cell table:style-name="t8.A3" office:value-type="string">
            <text:p text:style-name="P12"><text:span text:style-name="T15">800.0</text:span>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3">15.4</text:span></text:p>
          </table:table-cell>
        </table:table-row>
        <table:table-row>
          <table:table-cell table:style-name="t8.A7" office:value-type="string">
            <text:p text:style-name="P12"><text:span text:style-name="T23">4</text:span> 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3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8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8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8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8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<text:span text:style-name="T15">dn</text:span></text:p>
          </table:table-cell>
          <table:table-cell table:style-name="s8.B4" office:value-type="string">
            <text:p text:style-name="P19"><text:s text:c="2"/>$8<text:span text:style-name="T15">-dd</text:span> <text:s/></text:p>
            <text:p text:style-name="P16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3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9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9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9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9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3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3">15</text:span></text:p>
          </table:table-cell>
        </table:table-row>
        <table:table-row>
          <table:table-cell table:style-name="t9.A3" office:value-type="string">
            <text:p text:style-name="P12"><text:span text:style-name="T15">800.0</text:span>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3">15.4</text:span></text:p>
          </table:table-cell>
        </table:table-row>
        <table:table-row>
          <table:table-cell table:style-name="t9.A7" office:value-type="string">
            <text:p text:style-name="P12"><text:span text:style-name="T23">4</text:span> 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3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9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9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9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9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<text:span text:style-name="T15">dn</text:span></text:p>
          </table:table-cell>
          <table:table-cell table:style-name="s9.B4" office:value-type="string">
            <text:p text:style-name="P19"><text:s text:c="2"/>$9<text:span text:style-name="T15">-dd</text:span> <text:s/></text:p>
            <text:p text:style-name="P16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3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0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0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0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0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3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3">15</text:span></text:p>
          </table:table-cell>
        </table:table-row>
        <table:table-row>
          <table:table-cell table:style-name="t10.A3" office:value-type="string">
            <text:p text:style-name="P12"><text:span text:style-name="T15">800.0</text:span>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3">15.4</text:span></text:p>
          </table:table-cell>
        </table:table-row>
        <table:table-row>
          <table:table-cell table:style-name="t10.A7" office:value-type="string">
            <text:p text:style-name="P12"><text:span text:style-name="T23">4</text:span> 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3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0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0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0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0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<text:span text:style-name="T15">dn</text:span></text:p>
          </table:table-cell>
          <table:table-cell table:style-name="s10.B4" office:value-type="string">
            <text:p text:style-name="P19"><text:s text:c="2"/>$10<text:span text:style-name="T15">-dd</text:span> <text:s/></text:p>
            <text:p text:style-name="P16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3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1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1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1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1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3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3">15</text:span></text:p>
          </table:table-cell>
        </table:table-row>
        <table:table-row>
          <table:table-cell table:style-name="t11.A3" office:value-type="string">
            <text:p text:style-name="P12"><text:span text:style-name="T15">800.0</text:span>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3">15.4</text:span></text:p>
          </table:table-cell>
        </table:table-row>
        <table:table-row>
          <table:table-cell table:style-name="t11.A7" office:value-type="string">
            <text:p text:style-name="P12"><text:span text:style-name="T23">4</text:span> 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3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1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1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1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1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<text:span text:style-name="T15">dn</text:span></text:p>
          </table:table-cell>
          <table:table-cell table:style-name="s11.B4" office:value-type="string">
            <text:p text:style-name="P19"><text:s text:c="2"/>$11<text:span text:style-name="T15">-dd</text:span> <text:s/></text:p>
            <text:p text:style-name="P16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3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3509 </text:span><text:span text:style-name="T15">(</text:span><text:span text:style-name="T44"></text:span><text:span text:style-name="T15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3">Ḣ</text:span><text:span text:style-name="T28">oi</text:span><text:span text:style-name="T36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5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5">Dose rate measurement at check point</text:span>,</text:p>
            <text:p text:style-name="P30"><text:span text:style-name="T33">Ḣ</text:span><text:span text:style-name="T45">*</text:span><text:span text:style-name="T28">i</text:span><text:span text:style-name="T36">(10)</text:span></text:p>
          </table:table-cell>
          <table:table-cell table:style-name="t12.B2" office:value-type="string">
            <text:p text:style-name="P27"><text:span text:style-name="T15">Average value</text:span>, </text:p>
            <text:p text:style-name="P28"><text:span text:style-name="T16">H</text:span><text:span text:style-name="T28">pi</text:span><text:span text:style-name="T36">(10)</text:span></text:p>
          </table:table-cell>
          <table:table-cell table:style-name="t12.B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t12.B2" office:value-type="string">
            <text:p text:style-name="P18"><text:span text:style-name="T46">Relative standard deviation</text:span>,</text:p>
            <text:p text:style-name="P18"><text:span text:style-name="T15">S</text:span><text:span text:style-name="T28">i</text:span><text:span text:style-name="T15">, %</text:span></text:p>
          </table:table-cell>
          <table:table-cell table:style-name="t12.B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5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3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3">15</text:span></text:p>
          </table:table-cell>
        </table:table-row>
        <table:table-row>
          <table:table-cell table:style-name="t12.A3" office:value-type="string">
            <text:p text:style-name="P12"><text:span text:style-name="T15">800.0</text:span>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3">15.4</text:span></text:p>
          </table:table-cell>
        </table:table-row>
        <table:table-row>
          <table:table-cell table:style-name="t12.A7" office:value-type="string">
            <text:p text:style-name="P12"><text:span text:style-name="T23">4</text:span> 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3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3509 </text:span><text:span text:style-name="T15">(</text:span><text:span text:style-name="T44"></text:span><text:span text:style-name="T15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6">H</text:span><text:span text:style-name="T28">p</text:span><text:span text:style-name="T27">0</text:span><text:span text:style-name="T15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3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2">Relative <text:s/>measure-ment</text:span> <text:span text:style-name="T15">error</text:span></text:p>
            <text:p text:style-name="P47"><text:span text:style-name="T24">θ</text:span><text:span text:style-name="T30">пр</text:span><text:span text:style-name="T28">i</text:span><text:span text:style-name="T23">,</text:span> %</text:p>
          </table:table-cell>
          <table:table-cell table:style-name="s12.B2" table:number-rows-spanned="2" office:value-type="string">
            <text:p text:style-name="P26"><text:span text:style-name="T15">Confidence limit of the intrinsic <text:s/>relative error</text:span> <text:span text:style-name="T20">Δ</text:span><text:span text:style-name="T28">i</text:span><text:span text:style-name="T15">,</text:span> %</text:p>
          </table:table-cell>
          <table:table-cell table:style-name="s12.I2" table:number-rows-spanned="2" office:value-type="string">
            <text:p text:style-name="P22"><text:span text:style-name="T15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6">H</text:span><text:span text:style-name="T28">pi</text:span><text:span text:style-name="T15">(10)</text:span></text:p>
          </table:table-cell>
          <table:table-cell table:style-name="s12.D3" office:value-type="string">
            <text:p text:style-name="P29"><text:span text:style-name="T16">H</text:span><text:span text:style-name="T28">pi</text:span><text:span text:style-name="T15">(10)</text:span><text:span text:style-name="T27">meas</text:span><text:span text:style-name="T26">.</text:span></text:p>
          </table:table-cell>
          <table:table-cell table:style-name="s12.D3" office:value-type="string">
            <text:p text:style-name="P29"><text:span text:style-name="T16">H</text:span><text:span text:style-name="T28">pi</text:span><text:span text:style-name="T20">(10)</text:span><text:span text:style-name="T29">meas</text:span><text:span text:style-name="T31">.</text:span><text:span text:style-name="T37">-</text:span><text:span text:style-name="T16">H</text:span><text:span text:style-name="T28">p</text:span><text:span text:style-name="T27">0</text:span><text:span text:style-name="T15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<text:span text:style-name="T15">dn</text:span></text:p>
          </table:table-cell>
          <table:table-cell table:style-name="s12.B4" office:value-type="string">
            <text:p text:style-name="P19"><text:s text:c="2"/>$12<text:span text:style-name="T15">-dd</text:span> <text:s/></text:p>
            <text:p text:style-name="P16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3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09:22:50.75</dc:date>
    <meta:editing-duration>P3DT8H44M27S</meta:editing-duration>
    <meta:editing-cycles>411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338" meta:character-count="14032"/>
  </office:meta>
</office:document-meta>
</file>